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1mm" svg:y="55.19mm">
            <draw:object draw:notify-on-update-of-ranges="Sheet1.A1:Sheet1.A1 Sheet1.A2:Sheet1.A12 Sheet1.B1:Sheet1.B1 Sheet1.B2:Sheet1.B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+n</text:p>
          </table:table-cell>
          <table:table-cell office:value-type="string" calcext:value-type="string">
            <text:p>op_count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895" calcext:value-type="float">
            <text:p>2895</text:p>
          </table:table-cell>
          <table:table-cell office:value-type="float" office:value="67" calcext:value-type="float">
            <text:p>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1T16:11:51.120808452</meta:creation-date>
    <dc:date>2019-07-31T16:39:10.835123453</dc:date>
    <meta:editing-duration>PT5M15S</meta:editing-duration>
    <meta:editing-cycles>1</meta:editing-cycles>
    <meta:document-statistic meta:table-count="1" meta:cell-count="24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335cm" svg:y="0.316cm" chart:style-name="ch2">
          <text:p>Count</text:p>
        </chart:title>
        <chart:subtitle svg:x="4.345cm" svg:y="1.275cm" chart:style-name="ch3">
          <text:p>Algorithm: Middle School Method for GCD</text:p>
        </chart:subtitle>
        <chart:legend chart:legend-position="end" svg:x="13.254cm" svg:y="4.201cm" style:legend-expansion="high" chart:style-name="ch4"/>
        <chart:plot-area chart:style-name="ch5" table:cell-range-address="Sheet1.A1:Sheet1.B12" chart:data-source-has-labels="row" svg:x="1.331cm" svg:y="2.138cm" svg:width="11.603cm" svg:height="5.701cm">
          <chartooo:coordinate-region svg:x="2.138cm" svg:y="2.338cm" svg:width="10.424cm" svg:height="4.854cm"/>
          <chart:axis chart:dimension="x" chart:name="primary-x" chart:style-name="ch6">
            <chart:title svg:x="6.757cm" svg:y="8.019cm" chart:style-name="ch7">
              <text:p>m+n</text:p>
            </chart:title>
          </chart:axis>
          <chart:axis chart:dimension="y" chart:name="primary-y" chart:style-name="ch6">
            <chart:title svg:x="0.451cm" svg:y="5.442cm" chart:style-name="ch8">
              <text:p>count</text:p>
            </chart:title>
            <chart:grid chart:style-name="ch9" chart:class="major"/>
          </chart:axis>
          <chart:series chart:style-name="ch10" chart:values-cell-range-address="Sheet1.B2:Sheet1.B12" chart:label-cell-address="Sheet1.B1:Sheet1.B1" chart:class="chart:scatter">
            <chart:domain table:cell-range-address="Sheet1.A2:Sheet1.A12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p_coun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2</svg:desc>
                </draw:g>
              </table:table-cell>
              <table:table-cell office:value-type="float" office:value="1">
                <text:p>1</text:p>
                <draw:g>
                  <svg:desc>Sheet1.B2:Sheet1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">
                <text:p>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8">
                <text:p>9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3">
                <text:p>463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5">
                <text:p>90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95">
                <text:p>2895</text:p>
              </table:table-cell>
              <table:table-cell office:value-type="float" office:value="67">
                <text:p>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